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9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Y table</text:p>
          </table:table-cell>
          <table:covered-table-cell table:style-name="ce5"/>
          <table:covered-table-cell table:style-name="ce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65535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table:formula="of:=[.B4]/65535" office:value-type="float" office:value="0.00999465934233615" calcext:value-type="float">
            <text:p>0,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table:formula="of:=[.B5]/65535" office:value-type="float" office:value="0.0144502937361715" calcext:value-type="float">
            <text:p>0,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table:formula="of:=[.B6]/65535" office:value-type="float" office:value="0.0210574502174411" calcext:value-type="float">
            <text:p>0,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table:formula="of:=[.B7]/65535" office:value-type="float" office:value="0.0307011520561532" calcext:value-type="float">
            <text:p>0,0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5" calcext:value-type="float">
            <text:p>2985</text:p>
          </table:table-cell>
          <table:table-cell table:formula="of:=[.B8]/65535" office:value-type="float" office:value="0.0455481803616388" calcext:value-type="float">
            <text:p>0,0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27" calcext:value-type="float">
            <text:p>4227</text:p>
          </table:table-cell>
          <table:table-cell table:formula="of:=[.B9]/65535" office:value-type="float" office:value="0.0644998855573358" calcext:value-type="float">
            <text:p>0,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36" calcext:value-type="float">
            <text:p>7036</text:p>
          </table:table-cell>
          <table:table-cell table:formula="of:=[.B10]/65535" office:value-type="float" office:value="0.107362478065156" calcext:value-type="float">
            <text:p>0,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96" calcext:value-type="float">
            <text:p>8296</text:p>
          </table:table-cell>
          <table:table-cell table:formula="of:=[.B11]/65535" office:value-type="float" office:value="0.126588845654994" calcext:value-type="float">
            <text:p>0,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34" calcext:value-type="float">
            <text:p>13434</text:p>
          </table:table-cell>
          <table:table-cell table:formula="of:=[.B12]/65535" office:value-type="float" office:value="0.20498970016022" calcext:value-type="float">
            <text:p>0,2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50" calcext:value-type="float">
            <text:p>19150</text:p>
          </table:table-cell>
          <table:table-cell table:formula="of:=[.B13]/65535" office:value-type="float" office:value="0.292210269321736" calcext:value-type="float">
            <text:p>0,2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434" calcext:value-type="float">
            <text:p>24434</text:p>
          </table:table-cell>
          <table:table-cell table:formula="of:=[.B14]/65535" office:value-type="float" office:value="0.37283894102388" calcext:value-type="float">
            <text:p>0,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278" calcext:value-type="float">
            <text:p>32278</text:p>
          </table:table-cell>
          <table:table-cell table:formula="of:=[.B15]/65535" office:value-type="float" office:value="0.492530708781567" calcext:value-type="float">
            <text:p>0,4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636" calcext:value-type="float">
            <text:p>41636</text:p>
          </table:table-cell>
          <table:table-cell table:formula="of:=[.B16]/65535" office:value-type="float" office:value="0.635324635690852" calcext:value-type="float">
            <text:p>0,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794" calcext:value-type="float">
            <text:p>52794</text:p>
          </table:table-cell>
          <table:table-cell table:formula="of:=[.B17]/65535" office:value-type="float" office:value="0.805584802014191" calcext:value-type="float">
            <text:p>0,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5" calcext:value-type="float">
            <text:p>65535</text:p>
          </table:table-cell>
          <table:table-cell table:formula="of:=[.B18]/65535" office:value-type="float" office:value="1" calcext:value-type="float">
            <text:p>1,0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YM table</text:p>
          </table:table-cell>
          <table:covered-table-cell table:number-columns-repeated="2"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1]/65535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2]/65535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formula="of:=[.B23]/65535" office:value-type="float" office:value="0.00465400167849241" calcext:value-type="float">
            <text:p>0,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6" calcext:value-type="float">
            <text:p>506</text:p>
          </table:table-cell>
          <table:table-cell table:formula="of:=[.B24]/65535" office:value-type="float" office:value="0.00772106507972839" calcext:value-type="float">
            <text:p>0,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table:formula="of:=[.B25]/65535" office:value-type="float" office:value="0.010955977721828" calcext:value-type="float">
            <text:p>0,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5" calcext:value-type="float">
            <text:p>915</text:p>
          </table:table-cell>
          <table:table-cell table:formula="of:=[.B26]/65535" office:value-type="float" office:value="0.0139620050354772" calcext:value-type="float">
            <text:p>0,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4" calcext:value-type="float">
            <text:p>1114</text:p>
          </table:table-cell>
          <table:table-cell table:formula="of:=[.B27]/65535" office:value-type="float" office:value="0.0169985503929198" calcext:value-type="float">
            <text:p>0,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table:formula="of:=[.B28]/65535" office:value-type="float" office:value="0.0200198367284657" calcext:value-type="float">
            <text:p>0,0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7" calcext:value-type="float">
            <text:p>1597</text:p>
          </table:table-cell>
          <table:table-cell table:formula="of:=[.B29]/65535" office:value-type="float" office:value="0.0243686579690242" calcext:value-type="float">
            <text:p>0,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6" calcext:value-type="float">
            <text:p>1946</text:p>
          </table:table-cell>
          <table:table-cell table:formula="of:=[.B30]/65535" office:value-type="float" office:value="0.0296940566109712" calcext:value-type="float">
            <text:p>0,0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8" calcext:value-type="float">
            <text:p>2298</text:p>
          </table:table-cell>
          <table:table-cell table:formula="of:=[.B31]/65535" office:value-type="float" office:value="0.0350652323186084" calcext:value-type="float">
            <text:p>0,0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47" calcext:value-type="float">
            <text:p>2647</text:p>
          </table:table-cell>
          <table:table-cell table:formula="of:=[.B32]/65535" office:value-type="float" office:value="0.0403906309605554" calcext:value-type="float">
            <text:p>0,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1" calcext:value-type="float">
            <text:p>3181</text:p>
          </table:table-cell>
          <table:table-cell table:formula="of:=[.B33]/65535" office:value-type="float" office:value="0.0485389486533913" calcext:value-type="float">
            <text:p>0,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23" calcext:value-type="float">
            <text:p>3823</text:p>
          </table:table-cell>
          <table:table-cell table:formula="of:=[.B34]/65535" office:value-type="float" office:value="0.0583352407110704" calcext:value-type="float">
            <text:p>0,0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60" calcext:value-type="float">
            <text:p>4460</text:p>
          </table:table-cell>
          <table:table-cell table:formula="of:=[.B35]/65535" office:value-type="float" office:value="0.068055237659266" calcext:value-type="float">
            <text:p>0,0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7" calcext:value-type="float">
            <text:p>5097</text:p>
          </table:table-cell>
          <table:table-cell table:formula="of:=[.B36]/65535" office:value-type="float" office:value="0.0777752346074617" calcext:value-type="float">
            <text:p>0,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63" calcext:value-type="float">
            <text:p>6063</text:p>
          </table:table-cell>
          <table:table-cell table:formula="of:=[.B37]/65535" office:value-type="float" office:value="0.0925154497596704" calcext:value-type="float">
            <text:p>0,0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80" calcext:value-type="float">
            <text:p>7280</text:p>
          </table:table-cell>
          <table:table-cell table:formula="of:=[.B38]/65535" office:value-type="float" office:value="0.11108567940795" calcext:value-type="float">
            <text:p>0,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03" calcext:value-type="float">
            <text:p>8503</text:p>
          </table:table-cell>
          <table:table-cell table:formula="of:=[.B39]/65535" office:value-type="float" office:value="0.12974746318761" calcext:value-type="float">
            <text:p>0,1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31" calcext:value-type="float">
            <text:p>9731</text:p>
          </table:table-cell>
          <table:table-cell table:formula="of:=[.B40]/65535" office:value-type="float" office:value="0.148485542076753" calcext:value-type="float">
            <text:p>0,1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578" calcext:value-type="float">
            <text:p>11578</text:p>
          </table:table-cell>
          <table:table-cell table:formula="of:=[.B41]/65535" office:value-type="float" office:value="0.176668955519951" calcext:value-type="float">
            <text:p>0,1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864" calcext:value-type="float">
            <text:p>13864</text:p>
          </table:table-cell>
          <table:table-cell table:formula="of:=[.B42]/65535" office:value-type="float" office:value="0.211551079575799" calcext:value-type="float">
            <text:p>0,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147" calcext:value-type="float">
            <text:p>16147</text:p>
          </table:table-cell>
          <table:table-cell table:formula="of:=[.B43]/65535" office:value-type="float" office:value="0.246387426565957" calcext:value-type="float">
            <text:p>0,2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422" calcext:value-type="float">
            <text:p>18422</text:p>
          </table:table-cell>
          <table:table-cell table:formula="of:=[.B44]/65535" office:value-type="float" office:value="0.281101701380941" calcext:value-type="float">
            <text:p>0,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871" calcext:value-type="float">
            <text:p>21871</text:p>
          </table:table-cell>
          <table:table-cell table:formula="of:=[.B45]/65535" office:value-type="float" office:value="0.333730067902647" calcext:value-type="float">
            <text:p>0,3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242" calcext:value-type="float">
            <text:p>26242</text:p>
          </table:table-cell>
          <table:table-cell table:formula="of:=[.B46]/65535" office:value-type="float" office:value="0.400427252613108" calcext:value-type="float">
            <text:p>0,4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630" calcext:value-type="float">
            <text:p>30630</text:p>
          </table:table-cell>
          <table:table-cell table:formula="of:=[.B47]/65535" office:value-type="float" office:value="0.467383840695811" calcext:value-type="float">
            <text:p>0,4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24" calcext:value-type="float">
            <text:p>35024</text:p>
          </table:table-cell>
          <table:table-cell table:formula="of:=[.B48]/65535" office:value-type="float" office:value="0.534431982909895" calcext:value-type="float">
            <text:p>0,5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626" calcext:value-type="float">
            <text:p>41626</text:p>
          </table:table-cell>
          <table:table-cell table:formula="of:=[.B49]/65535" office:value-type="float" office:value="0.635172045471885" calcext:value-type="float">
            <text:p>0,6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76" calcext:value-type="float">
            <text:p>49676</text:p>
          </table:table-cell>
          <table:table-cell table:formula="of:=[.B50]/65535" office:value-type="float" office:value="0.758007171740291" calcext:value-type="float">
            <text:p>0,7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666" calcext:value-type="float">
            <text:p>57666</text:p>
          </table:table-cell>
          <table:table-cell table:formula="of:=[.B51]/65535" office:value-type="float" office:value="0.879926756694896" calcext:value-type="float">
            <text:p>0,8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5" calcext:value-type="float">
            <text:p>65535</text:p>
          </table:table-cell>
          <table:table-cell table:formula="of:=[.B52]/65535" office:value-type="float" office:value="1" calcext:value-type="float">
            <text:p>1,0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/>
          <table:table-cell office:value-type="string" calcext:value-type="string">
            <text:p>AY vol</text:p>
          </table:table-cell>
          <table:table-cell table:style-name="ce2" office:value-type="string" calcext:value-type="string">
            <text:p>YM vol</text:p>
          </table:table-cell>
        </table:table-row>
        <table:table-row table:style-name="ro1">
          <table:table-cell table:style-name="ce4"/>
          <table:table-cell office:value-type="float" office:value="255" calcext:value-type="float">
            <text:p>255</text:p>
          </table:table-cell>
          <table:table-cell table:style-name="ce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B55]*[.C3]" office:value-type="float" office:value="0" calcext:value-type="float">
            <text:p>0</text:p>
          </table:table-cell>
          <table:table-cell table:style-name="ce7" table:formula="of:=[.C55]*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55]*[.C4]" office:value-type="float" office:value="2.54863813229572" calcext:value-type="float">
            <text:p>3</text:p>
          </table:table-cell>
          <table:table-cell table:style-name="ce7" table:formula="of:=[.C55]*[.C24]" office:value-type="float" office:value="1.96887159533074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B55]*[.C5]" office:value-type="float" office:value="3.68482490272374" calcext:value-type="float">
            <text:p>4</text:p>
          </table:table-cell>
          <table:table-cell table:style-name="ce7" table:formula="of:=[.C55]*[.C26]" office:value-type="float" office:value="3.56031128404669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[.B55]*[.C6]" office:value-type="float" office:value="5.36964980544747" calcext:value-type="float">
            <text:p>5</text:p>
          </table:table-cell>
          <table:table-cell table:style-name="ce7" table:formula="of:=[.C55]*[.C28]" office:value-type="float" office:value="5.10505836575876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.B55]*[.C7]" office:value-type="float" office:value="7.82879377431907" calcext:value-type="float">
            <text:p>8</text:p>
          </table:table-cell>
          <table:table-cell table:style-name="ce7" table:formula="of:=[.C55]*[.C30]" office:value-type="float" office:value="7.57198443579767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[.B55]*[.C8]" office:value-type="float" office:value="11.6147859922179" calcext:value-type="float">
            <text:p>12</text:p>
          </table:table-cell>
          <table:table-cell table:style-name="ce7" table:formula="of:=[.C55]*[.C32]" office:value-type="float" office:value="10.2996108949416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.B55]*[.C9]" office:value-type="float" office:value="16.4474708171206" calcext:value-type="float">
            <text:p>16</text:p>
          </table:table-cell>
          <table:table-cell table:style-name="ce7" table:formula="of:=[.C55]*[.C34]" office:value-type="float" office:value="14.875486381323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.B55]*[.C10]" office:value-type="float" office:value="27.3774319066148" calcext:value-type="float">
            <text:p>27</text:p>
          </table:table-cell>
          <table:table-cell table:style-name="ce7" table:formula="of:=[.C55]*[.C36]" office:value-type="float" office:value="19.8326848249027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.B55]*[.C11]" office:value-type="float" office:value="32.2801556420233" calcext:value-type="float">
            <text:p>32</text:p>
          </table:table-cell>
          <table:table-cell table:style-name="ce7" table:formula="of:=[.C55]*[.C38]" office:value-type="float" office:value="28.3268482490272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[.B55]*[.C12]" office:value-type="float" office:value="52.272373540856" calcext:value-type="float">
            <text:p>52</text:p>
          </table:table-cell>
          <table:table-cell table:style-name="ce7" table:formula="of:=[.C55]*[.C40]" office:value-type="float" office:value="37.863813229572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table:formula="of:=[.B55]*[.C13]" office:value-type="float" office:value="74.5136186770428" calcext:value-type="float">
            <text:p>75</text:p>
          </table:table-cell>
          <table:table-cell table:style-name="ce7" table:formula="of:=[.C55]*[.C42]" office:value-type="float" office:value="53.9455252918288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table:formula="of:=[.B55]*[.C14]" office:value-type="float" office:value="95.0739299610895" calcext:value-type="float">
            <text:p>95</text:p>
          </table:table-cell>
          <table:table-cell table:style-name="ce7" table:formula="of:=[.C55]*[.C44]" office:value-type="float" office:value="71.6809338521401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table:formula="of:=[.B55]*[.C15]" office:value-type="float" office:value="125.5953307393" calcext:value-type="float">
            <text:p>126</text:p>
          </table:table-cell>
          <table:table-cell table:style-name="ce7" table:formula="of:=[.C55]*[.C46]" office:value-type="float" office:value="102.108949416342" calcext:value-type="float">
            <text:p>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table:formula="of:=[.B55]*[.C16]" office:value-type="float" office:value="162.007782101167" calcext:value-type="float">
            <text:p>162</text:p>
          </table:table-cell>
          <table:table-cell table:style-name="ce7" table:formula="of:=[.C55]*[.C48]" office:value-type="float" office:value="136.280155642023" calcext:value-type="float">
            <text:p>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table:formula="of:=[.B55]*[.C17]" office:value-type="float" office:value="205.424124513619" calcext:value-type="float">
            <text:p>205</text:p>
          </table:table-cell>
          <table:table-cell table:style-name="ce7" table:formula="of:=[.C55]*[.C50]" office:value-type="float" office:value="193.291828793774" calcext:value-type="float">
            <text:p>1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table:formula="of:=[.B55]*[.C18]" office:value-type="float" office:value="255" calcext:value-type="float">
            <text:p>255</text:p>
          </table:table-cell>
          <table:table-cell table:style-name="ce7" table:formula="of:=[.C55]*[.C52]" office:value-type="float" office:value="255" calcext:value-type="float">
            <text:p>25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/>
          <table:table-cell office:value-type="string" calcext:value-type="string">
            <text:p>AY env</text:p>
          </table:table-cell>
          <table:table-cell table:style-name="ce2" office:value-type="string" calcext:value-type="string">
            <text:p>YM env</text:p>
          </table:table-cell>
        </table:table-row>
        <table:table-row table:style-name="ro1">
          <table:table-cell table:style-name="ce4"/>
          <table:table-cell office:value-type="float" office:value="255" calcext:value-type="float">
            <text:p>255</text:p>
          </table:table-cell>
          <table:table-cell table:style-name="ce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B74]*[.C3]" office:value-type="float" office:value="0" calcext:value-type="float">
            <text:p>0</text:p>
          </table:table-cell>
          <table:table-cell table:style-name="ce7" table:formula="of:=[.C74]*[.C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74]*[.C3]" office:value-type="float" office:value="0" calcext:value-type="float">
            <text:p>0</text:p>
          </table:table-cell>
          <table:table-cell table:style-name="ce7" table:formula="of:=[.C74]*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B74]*[.C4]" office:value-type="float" office:value="2.54863813229572" calcext:value-type="float">
            <text:p>3</text:p>
          </table:table-cell>
          <table:table-cell table:style-name="ce7" table:formula="of:=[.C74]*[.C23]" office:value-type="float" office:value="1.18677042801556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[.B74]*[.C4]" office:value-type="float" office:value="2.54863813229572" calcext:value-type="float">
            <text:p>3</text:p>
          </table:table-cell>
          <table:table-cell table:style-name="ce7" table:formula="of:=[.C74]*[.C24]" office:value-type="float" office:value="1.96887159533074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[.B74]*[.C5]" office:value-type="float" office:value="3.68482490272374" calcext:value-type="float">
            <text:p>4</text:p>
          </table:table-cell>
          <table:table-cell table:style-name="ce7" table:formula="of:=[.C74]*[.C25]" office:value-type="float" office:value="2.79377431906615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[.B74]*[.C5]" office:value-type="float" office:value="3.68482490272374" calcext:value-type="float">
            <text:p>4</text:p>
          </table:table-cell>
          <table:table-cell table:style-name="ce7" table:formula="of:=[.C74]*[.C26]" office:value-type="float" office:value="3.56031128404669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.B74]*[.C6]" office:value-type="float" office:value="5.36964980544747" calcext:value-type="float">
            <text:p>5</text:p>
          </table:table-cell>
          <table:table-cell table:style-name="ce7" table:formula="of:=[.C74]*[.C27]" office:value-type="float" office:value="4.33463035019455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.B74]*[.C6]" office:value-type="float" office:value="5.36964980544747" calcext:value-type="float">
            <text:p>5</text:p>
          </table:table-cell>
          <table:table-cell table:style-name="ce7" table:formula="of:=[.C74]*[.C28]" office:value-type="float" office:value="5.10505836575876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.B74]*[.C7]" office:value-type="float" office:value="7.82879377431907" calcext:value-type="float">
            <text:p>8</text:p>
          </table:table-cell>
          <table:table-cell table:style-name="ce7" table:formula="of:=[.C74]*[.C29]" office:value-type="float" office:value="6.21400778210117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[.B74]*[.C7]" office:value-type="float" office:value="7.82879377431907" calcext:value-type="float">
            <text:p>8</text:p>
          </table:table-cell>
          <table:table-cell table:style-name="ce7" table:formula="of:=[.C74]*[.C30]" office:value-type="float" office:value="7.57198443579767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table:formula="of:=[.B74]*[.C8]" office:value-type="float" office:value="11.6147859922179" calcext:value-type="float">
            <text:p>12</text:p>
          </table:table-cell>
          <table:table-cell table:style-name="ce7" table:formula="of:=[.C74]*[.C31]" office:value-type="float" office:value="8.94163424124514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table:formula="of:=[.B74]*[.C8]" office:value-type="float" office:value="11.6147859922179" calcext:value-type="float">
            <text:p>12</text:p>
          </table:table-cell>
          <table:table-cell table:style-name="ce7" table:formula="of:=[.C74]*[.C32]" office:value-type="float" office:value="10.2996108949416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table:formula="of:=[.B74]*[.C9]" office:value-type="float" office:value="16.4474708171206" calcext:value-type="float">
            <text:p>16</text:p>
          </table:table-cell>
          <table:table-cell table:style-name="ce7" table:formula="of:=[.C74]*[.C33]" office:value-type="float" office:value="12.3774319066148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table:formula="of:=[.B74]*[.C9]" office:value-type="float" office:value="16.4474708171206" calcext:value-type="float">
            <text:p>16</text:p>
          </table:table-cell>
          <table:table-cell table:style-name="ce7" table:formula="of:=[.C74]*[.C34]" office:value-type="float" office:value="14.875486381323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table:formula="of:=[.B74]*[.C10]" office:value-type="float" office:value="27.3774319066148" calcext:value-type="float">
            <text:p>27</text:p>
          </table:table-cell>
          <table:table-cell table:style-name="ce7" table:formula="of:=[.C74]*[.C35]" office:value-type="float" office:value="17.3540856031128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table:formula="of:=[.B74]*[.C10]" office:value-type="float" office:value="27.3774319066148" calcext:value-type="float">
            <text:p>27</text:p>
          </table:table-cell>
          <table:table-cell table:style-name="ce7" table:formula="of:=[.C74]*[.C36]" office:value-type="float" office:value="19.8326848249027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table:formula="of:=[.B74]*[.C11]" office:value-type="float" office:value="32.2801556420233" calcext:value-type="float">
            <text:p>32</text:p>
          </table:table-cell>
          <table:table-cell table:style-name="ce7" table:formula="of:=[.C74]*[.C37]" office:value-type="float" office:value="23.591439688716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table:formula="of:=[.B74]*[.C11]" office:value-type="float" office:value="32.2801556420233" calcext:value-type="float">
            <text:p>32</text:p>
          </table:table-cell>
          <table:table-cell table:style-name="ce7" table:formula="of:=[.C74]*[.C38]" office:value-type="float" office:value="28.3268482490272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table:formula="of:=[.B74]*[.C12]" office:value-type="float" office:value="52.272373540856" calcext:value-type="float">
            <text:p>52</text:p>
          </table:table-cell>
          <table:table-cell table:style-name="ce7" table:formula="of:=[.C74]*[.C39]" office:value-type="float" office:value="33.0856031128405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table:formula="of:=[.B74]*[.C12]" office:value-type="float" office:value="52.272373540856" calcext:value-type="float">
            <text:p>52</text:p>
          </table:table-cell>
          <table:table-cell table:style-name="ce7" table:formula="of:=[.C74]*[.C40]" office:value-type="float" office:value="37.863813229572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table:formula="of:=[.B74]*[.C13]" office:value-type="float" office:value="74.5136186770428" calcext:value-type="float">
            <text:p>75</text:p>
          </table:table-cell>
          <table:table-cell table:style-name="ce7" table:formula="of:=[.C74]*[.C41]" office:value-type="float" office:value="45.0505836575876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table:formula="of:=[.B74]*[.C13]" office:value-type="float" office:value="74.5136186770428" calcext:value-type="float">
            <text:p>75</text:p>
          </table:table-cell>
          <table:table-cell table:style-name="ce7" table:formula="of:=[.C74]*[.C42]" office:value-type="float" office:value="53.9455252918288" calcext:value-type="float">
            <text:p>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table:formula="of:=[.B74]*[.C14]" office:value-type="float" office:value="95.0739299610895" calcext:value-type="float">
            <text:p>95</text:p>
          </table:table-cell>
          <table:table-cell table:style-name="ce7" table:formula="of:=[.C74]*[.C43]" office:value-type="float" office:value="62.8287937743191" calcext:value-type="float">
            <text:p>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table:formula="of:=[.B74]*[.C14]" office:value-type="float" office:value="95.0739299610895" calcext:value-type="float">
            <text:p>95</text:p>
          </table:table-cell>
          <table:table-cell table:style-name="ce7" table:formula="of:=[.C74]*[.C44]" office:value-type="float" office:value="71.6809338521401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table:formula="of:=[.B74]*[.C15]" office:value-type="float" office:value="125.5953307393" calcext:value-type="float">
            <text:p>126</text:p>
          </table:table-cell>
          <table:table-cell table:style-name="ce7" table:formula="of:=[.C74]*[.C45]" office:value-type="float" office:value="85.1011673151751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table:formula="of:=[.B74]*[.C15]" office:value-type="float" office:value="125.5953307393" calcext:value-type="float">
            <text:p>126</text:p>
          </table:table-cell>
          <table:table-cell table:style-name="ce7" table:formula="of:=[.C74]*[.C46]" office:value-type="float" office:value="102.108949416342" calcext:value-type="float">
            <text:p>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table:formula="of:=[.B74]*[.C16]" office:value-type="float" office:value="162.007782101167" calcext:value-type="float">
            <text:p>162</text:p>
          </table:table-cell>
          <table:table-cell table:style-name="ce7" table:formula="of:=[.C74]*[.C47]" office:value-type="float" office:value="119.182879377432" calcext:value-type="float">
            <text:p>1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table:formula="of:=[.B74]*[.C16]" office:value-type="float" office:value="162.007782101167" calcext:value-type="float">
            <text:p>162</text:p>
          </table:table-cell>
          <table:table-cell table:style-name="ce7" table:formula="of:=[.C74]*[.C48]" office:value-type="float" office:value="136.280155642023" calcext:value-type="float">
            <text:p>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table:formula="of:=[.B74]*[.C17]" office:value-type="float" office:value="205.424124513619" calcext:value-type="float">
            <text:p>205</text:p>
          </table:table-cell>
          <table:table-cell table:style-name="ce7" table:formula="of:=[.C74]*[.C49]" office:value-type="float" office:value="161.968871595331" calcext:value-type="float">
            <text:p>1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table:formula="of:=[.B74]*[.C17]" office:value-type="float" office:value="205.424124513619" calcext:value-type="float">
            <text:p>205</text:p>
          </table:table-cell>
          <table:table-cell table:style-name="ce7" table:formula="of:=[.C74]*[.C50]" office:value-type="float" office:value="193.291828793774" calcext:value-type="float">
            <text:p>1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table:formula="of:=[.B74]*[.C18]" office:value-type="float" office:value="255" calcext:value-type="float">
            <text:p>255</text:p>
          </table:table-cell>
          <table:table-cell table:style-name="ce7" table:formula="of:=[.C74]*[.C51]" office:value-type="float" office:value="224.381322957198" calcext:value-type="float">
            <text:p>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table:formula="of:=[.B74]*[.C18]" office:value-type="float" office:value="255" calcext:value-type="float">
            <text:p>255</text:p>
          </table:table-cell>
          <table:table-cell table:style-name="ce7" table:formula="of:=[.C74]*[.C52]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9T12:59:40.662000000</meta:creation-date>
    <dc:date>2021-11-29T14:10:14.391000000</dc:date>
    <meta:editing-duration>PT59M48S</meta:editing-duration>
    <meta:editing-cycles>16</meta:editing-cycles>
    <meta:generator>LibreOffice/6.3.2.2$Windows_x86 LibreOffice_project/98b30e735bda24bc04ab42594c85f7fd8be07b9c</meta:generator>
    <meta:document-statistic meta:table-count="1" meta:cell-count="298" meta:object-count="0"/>
  </office:meta>
</office:document-meta>
</file>